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s le cadre de l'activité de notre association GROS CALIN, nous avons constitué un fichier contenant des informations à caractère personnel sur nos membres.</text:p>
      <text:p text:style-name="Standard"/>
      <text:p text:style-name="Standard">Les informations recueillies sont enregistrées dans un fichier ICAP par Maryline Caubet dans le but de gérer l'organisation de la crèche, que ce soit au niveau des enfants, des parents, du personnel ou ecore des membres du Bureau.</text:p>
      <text:p text:style-name="Standard"/>
      <text:p text:style-name="Standard">Elles sont conservées pendant toute la durée de présence des enfants et pendant 4 <text:s/>ans et sont destinées à obtenir les profils des familles.</text:p>
      <text:p text:style-name="Standard"/>
      <text:p text:style-name="Standard">Conformément à la loi RGPD, vous pouvez excercer votre droit d'accès vous concernant et les faire rectifier en contactant Maryline Caubet, la Directrice de la crèche.</text:p>
      <text:p text:style-name="Standard"/>
      <text:p text:style-name="Standard"/>
      <text:p text:style-name="Standard"/>
      <text:p text:style-name="Standard">Je soussigné(e) Mr, Me........................................................ déclare avoir été informé(e) de l'utilisation des données informatiques en vigueur au sein de la crèche Gros Câlin.</text:p>
      <text:p text:style-name="Standard"/>
      <text:p text:style-name="Standard"/>
      <text:p text:style-name="Standard"/>
      <text:p text:style-name="Standard">A Aussonne, le.......................................................</text:p>
      <text:p text:style-name="Standard"/>
      <text:p text:style-name="Standard"/>
      <text:p text:style-name="Standard">Signature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0:59:20.34</meta:creation-date>
    <dc:date>2018-12-10T11:07:16.50</dc:date>
    <meta:editing-duration>PT8M</meta:editing-duration>
    <meta:editing-cycles>3</meta:editing-cycles>
    <meta:generator>OpenOffice/4.1.1$Win32 OpenOffice.org_project/411m6$Build-9775</meta:generator>
    <meta:document-statistic meta:table-count="0" meta:image-count="0" meta:object-count="0" meta:page-count="1" meta:paragraph-count="7" meta:word-count="139" meta:character-count="969"/>
  </office:meta>
</office:document-meta>
</file>